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vertical-align="middle" draw:auto-grow-height="false" fo:min-height="0.749cm" fo:min-width="0.499cm"/>
    </style:style>
    <style:style style:name="gr2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3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62cm"/>
    </style:style>
    <style:style style:name="P1" style:family="paragraph">
      <style:paragraph-properties fo:margin-left="0cm" fo:margin-right="0cm" fo:text-align="center" fo:text-indent="0cm"/>
      <style:text-properties fo:font-family="'Courier New'" style:font-style-name="Predeterminado" style:font-pitch="fixed" fo:font-size="10pt" style:font-size-asian="24pt" style:font-size-complex="24pt"/>
    </style:style>
    <style:style style:name="P2" style:family="paragraph">
      <style:paragraph-properties fo:text-align="center"/>
      <style:text-properties fo:font-family="'Courier New'" style:font-style-name="Predeterminado" style:font-pitch="fixed" fo:font-size="10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T1" style:family="text">
      <style:text-properties fo:font-family="'Courier New'" style:font-style-name="Regular" style:font-pitch="fixed" fo:font-size="10pt"/>
    </style:style>
    <style:style style:name="T2" style:family="text">
      <style:text-properties style:text-position="sub 58%" fo:font-family="'Courier New'" style:font-style-name="Regular" style:font-pitch="fixed" fo:font-size="10pt" style:font-size-asian="24pt" style:font-size-complex="24pt"/>
    </style:style>
    <style:style style:name="T3" style:family="text">
      <style:text-properties style:text-position="sub 58%" fo:font-family="'Courier New'" style:font-style-name="Regular" style:font-pitch="fixed" fo:font-size="10pt" style:font-family-asian="'Courier New'" style:font-style-name-asian="Regular" style:font-pitch-asian="fixed" style:font-size-asian="24pt" style:font-family-complex="'Courier New'" style:font-style-name-complex="Regular" style:font-pitch-complex="fixed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6" draw:layer="layout" svg:width="0.609cm" svg:height="0.609cm" svg:x="1.394cm" svg:y="0.864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0.609cm" svg:height="0.609cm" svg:x="2.883cm" svg:y="0.864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0.609cm" svg:height="0.609cm" svg:x="4.473cm" svg:y="0.864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7" draw:layer="layout" svg:width="0.609cm" svg:height="0.609cm" svg:x="0.204cm" svg:y="0.864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0.609cm" svg:height="0.609cm" svg:x="5.652cm" svg:y="0.864cm">
          <text:p text:style-name="P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4.777cm" svg:y1="1.473cm" svg:x2="5.572cm" svg:y2="2.37cm" draw:start-shape="id1" draw:start-glue-point="8" draw:end-shape="id2" draw:end-glue-point="0">
          <text:p text:style-name="P4"/>
        </draw:connector>
        <draw:connector draw:style-name="gr2" draw:text-style-name="P3" draw:layer="layout" draw:type="curve" svg:x1="4.777cm" svg:y1="1.473cm" svg:x2="4.311cm" svg:y2="2.37cm" draw:start-shape="id1" draw:start-glue-point="8" draw:end-shape="id3" draw:end-glue-point="0">
          <text:p text:style-name="P4"/>
        </draw:connector>
        <draw:connector draw:style-name="gr2" draw:text-style-name="P3" draw:layer="layout" draw:type="curve" svg:x1="5.082cm" svg:y1="1.168cm" svg:x2="5.652cm" svg:y2="1.168cm" draw:start-shape="id1" draw:start-glue-point="10" draw:end-shape="id4" draw:end-glue-point="6">
          <text:p text:style-name="P4"/>
        </draw:connector>
        <draw:connector draw:style-name="gr2" draw:text-style-name="P3" draw:layer="layout" draw:type="curve" svg:x1="3.492cm" svg:y1="1.168cm" svg:x2="4.473cm" svg:y2="1.168cm" draw:start-shape="id5" draw:start-glue-point="10" draw:end-shape="id1" draw:end-glue-point="6">
          <text:p text:style-name="P4"/>
        </draw:connector>
        <draw:connector draw:style-name="gr2" draw:text-style-name="P3" draw:layer="layout" draw:type="curve" svg:x1="2.003cm" svg:y1="1.168cm" svg:x2="2.883cm" svg:y2="1.168cm" draw:start-shape="id6" draw:start-glue-point="10" draw:end-shape="id5" draw:end-glue-point="6">
          <text:p text:style-name="P4"/>
        </draw:connector>
        <draw:connector draw:style-name="gr2" draw:text-style-name="P3" draw:layer="layout" draw:type="curve" svg:x1="0.813cm" svg:y1="1.168cm" svg:x2="1.394cm" svg:y2="1.168cm" draw:start-shape="id7" draw:start-glue-point="10" draw:end-shape="id6" draw:end-glue-point="6">
          <text:p text:style-name="P4"/>
        </draw:connector>
        <draw:connector draw:style-name="gr2" draw:text-style-name="P3" draw:layer="layout" draw:type="curve" svg:x1="3.187cm" svg:y1="1.473cm" svg:x2="3.051cm" svg:y2="2.37cm" draw:start-shape="id5" draw:start-glue-point="8" draw:end-shape="id8" draw:end-glue-point="0">
          <text:p text:style-name="P4"/>
        </draw:connector>
        <draw:connector draw:style-name="gr2" draw:text-style-name="P3" draw:layer="layout" draw:type="curve" svg:x1="1.698cm" svg:y1="1.473cm" svg:x2="1.854cm" svg:y2="2.37cm" draw:start-shape="id6" draw:start-glue-point="8" draw:end-shape="id9" draw:end-glue-point="0">
          <text:p text:style-name="P4"/>
        </draw:connector>
        <draw:connector draw:style-name="gr2" draw:text-style-name="P3" draw:layer="layout" draw:type="curve" svg:x1="1.698cm" svg:y1="1.473cm" svg:x2="1.271cm" svg:y2="2.369cm" draw:start-shape="id6" draw:start-glue-point="8" draw:end-shape="id10" draw:end-glue-point="0">
          <text:p text:style-name="P4"/>
        </draw:connector>
        <draw:connector draw:style-name="gr2" draw:text-style-name="P3" draw:layer="layout" draw:type="curve" svg:x1="4.992cm" svg:y1="0.952cm" svg:x2="4.561cm" svg:y2="0.952cm" draw:start-shape="id1" draw:start-glue-point="11" draw:end-shape="id1" draw:end-glue-point="5">
          <text:p text:style-name="P4"/>
        </draw:connector>
        <draw:connector draw:style-name="gr2" draw:text-style-name="P3" draw:layer="layout" draw:type="curve" svg:x1="3.402cm" svg:y1="0.952cm" svg:x2="2.971cm" svg:y2="0.952cm" draw:start-shape="id5" draw:start-glue-point="11" draw:end-shape="id5" draw:end-glue-point="5">
          <text:p text:style-name="P4"/>
        </draw:connector>
        <draw:connector draw:style-name="gr2" draw:text-style-name="P3" draw:layer="layout" draw:type="curve" svg:x1="1.913cm" svg:y1="0.952cm" svg:x2="1.482cm" svg:y2="0.952cm" draw:start-shape="id6" draw:start-glue-point="11" draw:end-shape="id6" draw:end-glue-point="5">
          <text:p text:style-name="P4"/>
        </draw:connector>
        <draw:frame draw:style-name="gr3" draw:text-style-name="P5" draw:id="id10" draw:layer="layout" svg:width="0.337cm" svg:height="0.501cm" svg:x="1.103cm" svg:y="2.369cm">
          <draw:text-box>
            <text:p text:style-name="P4"><text:span text:style-name="T1">o</text:span><text:span text:style-name="T2">1</text:span></text:p>
          </draw:text-box>
        </draw:frame>
        <draw:frame draw:style-name="gr3" draw:text-style-name="P5" draw:id="id9" draw:layer="layout" svg:width="0.337cm" svg:height="0.501cm" svg:x="1.686cm" svg:y="2.37cm">
          <draw:text-box>
            <text:p text:style-name="P4"><text:span text:style-name="T1">o</text:span><text:span text:style-name="T2">2</text:span></text:p>
          </draw:text-box>
        </draw:frame>
        <draw:frame draw:style-name="gr3" draw:text-style-name="P5" draw:id="id8" draw:layer="layout" svg:width="0.337cm" svg:height="0.501cm" svg:x="2.883cm" svg:y="2.37cm">
          <draw:text-box>
            <text:p text:style-name="P4"><text:span text:style-name="T1">o</text:span><text:span text:style-name="T2">8</text:span></text:p>
          </draw:text-box>
        </draw:frame>
        <draw:frame draw:style-name="gr3" draw:text-style-name="P5" draw:id="id3" draw:layer="layout" svg:width="0.46cm" svg:height="0.501cm" svg:x="4.081cm" svg:y="2.37cm">
          <draw:text-box>
            <text:p text:style-name="P4"><text:span text:style-name="T1">o</text:span><text:span text:style-name="T2">12</text:span></text:p>
          </draw:text-box>
        </draw:frame>
        <draw:frame draw:style-name="gr3" draw:text-style-name="P5" draw:id="id2" draw:layer="layout" svg:width="0.337cm" svg:height="0.501cm" svg:x="5.404cm" svg:y="2.37cm">
          <draw:text-box>
            <text:p text:style-name="P4"><text:span text:style-name="T1">o</text:span><text:span text:style-name="T2">T</text:span></text:p>
          </draw:text-box>
        </draw:frame>
        <draw:frame draw:style-name="gr3" draw:text-style-name="P5" draw:layer="layout" svg:width="0.37cm" svg:height="0.501cm" svg:x="2.267cm" svg:y="2.178cm">
          <draw:text-box>
            <text:p text:style-name="P4"><text:span text:style-name="T3">...</text:span></text:p>
          </draw:text-box>
        </draw:frame>
        <draw:frame draw:style-name="gr3" draw:text-style-name="P5" draw:layer="layout" svg:width="0.37cm" svg:height="0.501cm" svg:x="3.465cm" svg:y="2.179cm">
          <draw:text-box>
            <text:p text:style-name="P4"><text:span text:style-name="T3">...</text:span></text:p>
          </draw:text-box>
        </draw:frame>
        <draw:frame draw:style-name="gr3" draw:text-style-name="P5" draw:layer="layout" svg:width="0.37cm" svg:height="0.501cm" svg:x="4.786cm" svg:y="2.18cm">
          <draw:text-box>
            <text:p text:style-name="P4"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6.5cm" fo:page-height="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4-28T14:41:13</dc:date>
    <dc:language>en-US</dc:language>
    <meta:editing-cycles>39</meta:editing-cycles>
    <meta:editing-duration>PT12H21M55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